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</text:p>
          </table:table-cell>
          <table:table-cell table:style-name="ce8"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4:01:22" calcext:value-type="date">
            <text:p>04/12/21 02:01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</text:span>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6:06:58" calcext:value-type="date">
            <text:p>04/12/21 04:0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3:56:48" calcext:value-type="date">
            <text:p>04/13/21 01:5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5:59:04" calcext:value-type="date">
            <text:p>04/13/21 03:59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4T13:53:56" calcext:value-type="date">
            <text:p>04/14/21 01:53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4T16:24:21" calcext:value-type="date">
            <text:p>04/14/21 04:24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5T14:01:03" calcext:value-type="date">
            <text:p>04/15/21 02:01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5T17:09:18" calcext:value-type="date">
            <text:p>04/15/21 05:09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/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8" table:number-columns-repeated="14"/>
          <table:table-cell table:number-columns-repeated="7"/>
        </table:table-row>
        <table:table-row table:style-name="ro1" table:number-rows-repeated="7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8" office:value-type="string" calcext:value-type="string">
            <text:p>19 Penguin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0.9677" calcext:value-type="float">
            <text:p>70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8" office:value-type="string" calcext:value-type="string">
            <text:p>13 Purple Martin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4.5161" calcext:value-type="float">
            <text:p>64.516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8" office:value-type="string" calcext:value-type="string">
            <text:p>32 Roadrunn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8" office:value-type="string" calcext:value-type="string">
            <text:p>25 Dov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8" office:value-type="string" calcext:value-type="string">
            <text:p>26 Eag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8" office:value-type="string" calcext:value-type="string">
            <text:p>11 Warble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8" office:value-type="string" calcext:value-type="string">
            <text:p>20 Swan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8" office:value-type="string" calcext:value-type="string">
            <text:p>12 Blue Jay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8" office:value-type="string" calcext:value-type="string">
            <text:p>17 Mallard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9.6774" calcext:value-type="float">
            <text:p>59.677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8" office:value-type="string" calcext:value-type="string">
            <text:p>9 Canary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8.0645" calcext:value-type="float">
            <text:p>58.064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5.6452" calcext:value-type="float">
            <text:p>55.645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8" office:value-type="string" calcext:value-type="string">
            <text:p>23 Parrot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 table:style-name="ce8" office:value-type="float" office:value="168" calcext:value-type="float">
            <text:p>16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8" office:value-type="string" calcext:value-type="string">
            <text:p>18 Sea Gull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-20" calcext:value-type="float">
            <text:p>-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8" office:value-type="string" calcext:value-type="string">
            <text:p>27 Owl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8" office:value-type="string" calcext:value-type="string">
            <text:p>31 Pelic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8" office:value-type="string" calcext:value-type="string">
            <text:p>29 Turkey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2" calcext:value-type="float">
            <text:p>-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8" office:value-type="string" calcext:value-type="string">
            <text:p>16 Mockingbird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8" office:value-type="string" calcext:value-type="string">
            <text:p>22 Ostrich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-13" calcext:value-type="float">
            <text:p>-1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8" office:value-type="string" calcext:value-type="string">
            <text:p>10 Bluebir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8" office:value-type="string" calcext:value-type="string">
            <text:p>30 Peacock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3" calcext:value-type="float">
            <text:p>-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.8065" calcext:value-type="float">
            <text:p>50.806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8" office:value-type="string" calcext:value-type="string">
            <text:p>15 Killdeer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.1935" calcext:value-type="float">
            <text:p>49.193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8.3871" calcext:value-type="float">
            <text:p>48.387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8" office:value-type="string" calcext:value-type="string">
            <text:p>24 Hero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-28" calcext:value-type="float">
            <text:p>-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5.9677" calcext:value-type="float">
            <text:p>45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8" office:value-type="string" calcext:value-type="string">
            <text:p>28 Hawk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.3548" calcext:value-type="float">
            <text:p>44.354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.7419" calcext:value-type="float">
            <text:p>42.741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8" office:value-type="string" calcext:value-type="string">
            <text:p>14 Mourning Dov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8" office:value-type="string" calcext:value-type="string">
            <text:p>21 Flamingo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8"/>
        <table:table-column table:style-name="co24" table:default-cell-style-name="ce8"/>
        <table:table-column table:style-name="co19" table:number-columns-repeated="2" table:default-cell-style-name="ce8"/>
        <table:table-column table:style-name="co25" table:default-cell-style-name="ce8"/>
        <table:table-column table:style-name="co19" table:default-cell-style-name="ce8"/>
        <table:table-column table:style-name="co26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5:40:10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4-15T17:11:07.116000000</dc:date>
    <meta:editing-duration>P6DT14H45M45S</meta:editing-duration>
    <meta:editing-cycles>37</meta:editing-cycles>
    <meta:document-statistic meta:table-count="6" meta:cell-count="10371" meta:object-count="0"/>
  </office:meta>
</office:document-meta>
</file>